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list-style-name="L1"/>
    <style:style style:name="P2" style:family="paragraph" style:parent-style-name="Text_20_body" style:list-style-name="L1">
      <style:paragraph-properties fo:margin-top="0in" fo:margin-bottom="0in" style:contextual-spacing="false"/>
    </style:style>
    <style:style style:name="P3" style:family="paragraph" style:parent-style-name="Text_20_body" style:list-style-name="L2"/>
    <style:style style:name="P4" style:family="paragraph" style:parent-style-name="Text_20_body" style:list-style-name="L2">
      <style:paragraph-properties fo:margin-top="0in" fo:margin-bottom="0in" style:contextual-spacing="false"/>
    </style:style>
    <style:style style:name="P5" style:family="paragraph" style:parent-style-name="Text_20_body" style:list-style-name="L3"/>
    <style:style style:name="P6" style:family="paragraph" style:parent-style-name="Text_20_body" style:list-style-name="L3">
      <style:paragraph-properties fo:margin-top="0in" fo:margin-bottom="0in" style:contextual-spacing="false"/>
    </style:style>
    <style:style style:name="P7" style:family="paragraph" style:parent-style-name="Text_20_body" style:list-style-name="L4"/>
    <style:style style:name="P8" style:family="paragraph" style:parent-style-name="Text_20_body" style:list-style-name="L4">
      <style:paragraph-properties fo:margin-top="0in" fo:margin-bottom="0in" style:contextual-spacing="false"/>
    </style:style>
    <style:style style:name="P9" style:family="paragraph" style:parent-style-name="Text_20_body" style:list-style-name="L5"/>
    <style:style style:name="P10" style:family="paragraph" style:parent-style-name="Text_20_body" style:list-style-name="L5">
      <style:paragraph-properties fo:margin-top="0in" fo:margin-bottom="0in" style:contextual-spacing="false"/>
    </style:style>
    <style:style style:name="P11" style:family="paragraph" style:parent-style-name="Text_20_body" style:list-style-name="L6"/>
    <style:style style:name="P12" style:family="paragraph" style:parent-style-name="Text_20_body" style:list-style-name="L6">
      <style:paragraph-properties fo:margin-top="0in" fo:margin-bottom="0in" style:contextual-spacing="false"/>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Comprehensive Report on Indexing Engine and Ranker Engine Implementation</text:h>
      <text:h text:style-name="Heading_20_3" text:outline-level="3">1. Introduction</text:h>
      <text:p text:style-name="Text_20_body">The Indexing Engine and Ranker Engine are critical components of information retrieval systems, enabling efficient storage and retrieval of large volumes of text data. This report presents a detailed overview of the implementation of these engines using the Hadoop MapReduce framework. The project aims to leverage the scalability and parallel processing capabilities of MapReduce to handle the indexing and ranking tasks effectively.</text:p>
      <text:h text:style-name="Heading_20_3" text:outline-level="3">2. Background</text:h>
      <text:p text:style-name="Text_20_body">Traditional information retrieval systems often struggle to handle the massive volumes of text data generated in today's digital age. Indexing and ranking mechanisms are essential to enable users to quickly access relevant information from vast document collections. MapReduce offers a distributed computing paradigm well-suited for processing large datasets, making it an ideal choice for implementing these engines.</text:p>
      <text:h text:style-name="Heading_20_3" text:outline-level="3">3. Objectives</text:h>
      <text:p text:style-name="Text_20_body">The primary objectives of this project include:</text:p>
      <text:list xml:id="list3409919071" text:style-name="L1">
        <text:list-item>
          <text:p text:style-name="P2">Implementing an Indexing Engine to create an index for efficient document retrieval.</text:p>
        </text:list-item>
        <text:list-item>
          <text:p text:style-name="P2">Developing a Ranker Engine to process user queries and return relevant documents.</text:p>
        </text:list-item>
        <text:list-item>
          <text:p text:style-name="P2">Utilizing the Hadoop MapReduce framework for distributed processing of text data.</text:p>
        </text:list-item>
        <text:list-item>
          <text:p text:style-name="P1">Evaluating the performance and effectiveness of the implemented engines.</text:p>
        </text:list-item>
      </text:list>
      <text:h text:style-name="Heading_20_3" text:outline-level="3">4. Methodology</text:h>
      <text:h text:style-name="Heading_20_4" text:outline-level="4">4.1. Data Preprocessing</text:h>
      <text:p text:style-name="Text_20_body">The input data consists of a text corpus containing articles with attributes such as ARTICLE_ID, TITLE, SECTION_TITLE, and SECTION_TEXT. Before processing, the data undergoes tokenization and cleaning to extract meaningful information.</text:p>
      <text:h text:style-name="Heading_20_4" text:outline-level="4">4.2. Indexing Engine Implementation</text:h>
      <text:p text:style-name="Text_20_body">The Indexing Engine is responsible for creating an index of terms present in the document corpus. This process involves the following steps:</text:p>
      <text:list xml:id="list3465103139" text:style-name="L2">
        <text:list-item>
          <text:p text:style-name="P4"><text:span text:style-name="Strong_20_Emphasis">Mapper 1</text:span>: Tokenizes documents and emits (word, 1) pairs.</text:p>
        </text:list-item>
        <text:list-item>
          <text:p text:style-name="P4"><text:span text:style-name="Strong_20_Emphasis">Reducer 1</text:span>: Aggregates word counts and generates a vocabulary index.</text:p>
        </text:list-item>
        <text:list-item>
          <text:p text:style-name="P4"><text:span text:style-name="Strong_20_Emphasis">Mapper 2</text:span> and <text:span text:style-name="Strong_20_Emphasis">Reducer 2</text:span>: Calculate TF-IDF weights for document terms.</text:p>
        </text:list-item>
        <text:list-item>
          <text:p text:style-name="P3"><text:span text:style-name="Strong_20_Emphasis">Mapper 3</text:span> and <text:span text:style-name="Strong_20_Emphasis">Reducer 3</text:span>: Count term occurrences to generate a vocabulary.</text:p>
        </text:list-item>
      </text:list>
      <text:h text:style-name="Heading_20_4" text:outline-level="4"><text:soft-page-break/>4.3. Ranker Engine Implementation</text:h>
      <text:p text:style-name="Text_20_body">The Ranker Engine processes user queries and retrieves relevant documents based on TF-IDF weights and term occurrences. The implementation includes the following steps:</text:p>
      <text:list xml:id="list1292836936" text:style-name="L3">
        <text:list-item>
          <text:p text:style-name="P6"><text:span text:style-name="Strong_20_Emphasis">Mapper 4</text:span>: Calculates TF-IDF weights for query terms.</text:p>
        </text:list-item>
        <text:list-item>
          <text:p text:style-name="P6"><text:span text:style-name="Strong_20_Emphasis">Reducer 4</text:span>: Processes user queries and returns relevant documents.</text:p>
        </text:list-item>
        <text:list-item>
          <text:p text:style-name="P6"><text:span text:style-name="Strong_20_Emphasis">Mapper 5</text:span> and <text:span text:style-name="Strong_20_Emphasis">Reducer 5</text:span>: Process user queries and return relevant documents.</text:p>
        </text:list-item>
        <text:list-item>
          <text:p text:style-name="P6"><text:span text:style-name="Strong_20_Emphasis">Mapper 6</text:span> and <text:span text:style-name="Strong_20_Emphasis">Reducer 6</text:span>: Vectorize user queries for comparison with document vectors.</text:p>
        </text:list-item>
        <text:list-item>
          <text:p text:style-name="P5"><text:span text:style-name="Strong_20_Emphasis">Mapper 7</text:span> and <text:span text:style-name="Strong_20_Emphasis">Reducer 7</text:span>: Identify documents containing relevant terms.</text:p>
        </text:list-item>
      </text:list>
      <text:h text:style-name="Heading_20_3" text:outline-level="3">5. Usage</text:h>
      <text:p text:style-name="Text_20_body">To utilize the Indexing Engine and Ranker Engine:</text:p>
      <text:list xml:id="list3908847916" text:style-name="L4">
        <text:list-item>
          <text:p text:style-name="P8">Ensure Hadoop is installed and configured.</text:p>
        </text:list-item>
        <text:list-item>
          <text:p text:style-name="P8">Upload input data to the Hadoop Distributed File System (HDFS).</text:p>
        </text:list-item>
        <text:list-item>
          <text:p text:style-name="P8">Run each MapReduce job using the provided mapper and reducer scripts.</text:p>
        </text:list-item>
        <text:list-item>
          <text:p text:style-name="P7">Retrieve the output from HDFS for further analysis.</text:p>
        </text:list-item>
      </text:list>
      <text:h text:style-name="Heading_20_3" text:outline-level="3">6. Results</text:h>
      <text:p text:style-name="Text_20_body">The implementation of the Indexing Engine and Ranker Engine yielded promising results:</text:p>
      <text:list xml:id="list3664310977" text:style-name="L5">
        <text:list-item>
          <text:p text:style-name="P10">The Indexing Engine successfully created an index for the text corpus, enabling fast document retrieval.</text:p>
        </text:list-item>
        <text:list-item>
          <text:p text:style-name="P9">The Ranker Engine efficiently processed user queries and returned relevant documents based on TF-IDF weights and term occurrences.</text:p>
        </text:list-item>
      </text:list>
      <text:h text:style-name="Heading_20_3" text:outline-level="3">7. Conclusion</text:h>
      <text:p text:style-name="Text_20_body">In conclusion, the implementation of the Indexing Engine and Ranker Engine demonstrates the effectiveness of the Hadoop MapReduce framework in handling large-scale text processing and information retrieval tasks. By leveraging distributed computing, these engines offer scalable solutions for efficient indexing and ranking of text data.</text:p>
      <text:h text:style-name="Heading_20_3" text:outline-level="3">8. Future Work</text:h>
      <text:p text:style-name="Text_20_body">Future enhancements to the Indexing Engine and Ranker Engine could include:</text:p>
      <text:list xml:id="list670750498" text:style-name="L6">
        <text:list-item>
          <text:p text:style-name="P12">Integration of advanced ranking algorithms for improved relevance.</text:p>
        </text:list-item>
        <text:list-item>
          <text:p text:style-name="P12">Optimization of MapReduce jobs for enhanced performance.</text:p>
        </text:list-item>
        <text:list-item>
          <text:p text:style-name="P11">Exploration of real-time processing capabilities using technologies like Apache Spark.</text:p>
        </text:list-item>
      </text:list>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31T16:33:28.673223425</meta:creation-date>
    <dc:date>2024-03-31T16:34:29.718254103</dc:date>
    <meta:editing-duration>PT1M1S</meta:editing-duration>
    <meta:editing-cycles>1</meta:editing-cycles>
    <meta:document-statistic meta:table-count="0" meta:image-count="0" meta:object-count="0" meta:page-count="2" meta:paragraph-count="44" meta:word-count="568" meta:character-count="3870" meta:non-whitespace-character-count="3368"/>
    <meta:generator>LibreOffice/7.3.7.2$Linux_X86_64 LibreOffice_project/30$Build-2</meta:generator>
  </office:meta>
</office:document-meta>
</file>